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Alberto Leiva Guerra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simple y correcta. Adapta los conocimientos e intenta aportar soluciones en problemas surgidos.</text:p>
      <text:p text:style-name="Text_20_body">Arquitectura correcta, debería agrupar controladores y distribuir en paquetes. A mejorar sangrado, comentarios, nomenclatura.</text:p>
      <text:h text:style-name="Heading_20_2" text:outline-level="2">Anotaciones</text:h>
      <text:p text:style-name="Text_20_body">RF:</text:p>
      <text:list xml:id="list1025593893613657647" text:style-name="L1">
        <text:list-item>
          <text:p text:style-name="P1">Acceso correcto, validación</text:p>
        </text:list-item>
        <text:list-item>
          <text:p text:style-name="P1">Interacción con usuario sencilla y completa</text:p>
        </text:list-item>
        <text:list-item>
          <text:p text:style-name="P1">Extendidos:</text:p>
        </text:list-item>
      </text:list>
      <text:list xml:id="list3401109673200095913" text:style-name="L2">
        <text:list-item>
          <text:p text:style-name="P2">Control de autorización, en caso de cliente no deja ordenar</text:p>
        </text:list-item>
      </text:list>
      <text:p text:style-name="Text_20_body"/>
      <text:p text:style-name="Text_20_body">RNF:</text:p>
      <text:list xml:id="list5131925318515603015" text:style-name="L3">
        <text:list-item>
          <text:p text:style-name="P3">Buen empleo de asociaciones simples</text:p>
        </text:list-item>
        <text:list-item>
          <text:p text:style-name="P3">DAOs sencillos y claros. No necesario FETCH si no hay ManyToOne</text:p>
        </text:list-item>
        <text:list-item>
          <text:p text:style-name="P3">Configuración completa</text:p>
        </text:list-item>
        <text:list-item>
          <text:p text:style-name="P3">Bien definición de internacionalización y mensajes de validación</text:p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1121158933156468813" text:style-name="L10">
        <text:list-item>
          <text:p text:style-name="P8">Empleo de menú de opciones</text:p>
        </text:list-item>
      </text:list>
      <text:p text:style-name="Text_20_body"/>
      <text:p text:style-name="Text_20_body">Navegación / Usabilidad</text:p>
      <text:list xml:id="list5588351740173069323" text:style-name="L5">
        <text:list-item>
          <text:p text:style-name="P4">Cerrar sesión</text:p>
        </text:list-item>
        <text:list-item>
          <text:p text:style-name="P4">Ordenación sobre las columnas (enlace)</text:p>
        </text:list-item>
      </text:list>
      <text:p text:style-name="Text_20_body"/>
      <text:p text:style-name="Text_20_body">RF:</text:p>
      <text:list xml:id="list5520215155581557425" text:style-name="L9">
        <text:list-item>
          <text:p text:style-name="P7"><text:soft-page-break/>Registro de usuarios</text:p>
        </text:list-item>
      </text:list>
      <text:p text:style-name="Text_20_body"/>
      <text:p text:style-name="Text_20_body">RNF:</text:p>
      <text:list xml:id="list3775911300296921781" text:style-name="L7">
        <text:list-item>
          <text:p text:style-name="P5">BS + tiles</text:p>
        </text:list-item>
        <text:list-item>
          <text:p text:style-name="P5">AJAX</text:p>
        </text:list-item>
      </text:list>
      <text:p text:style-name="Text_20_body"/>
      <text:p text:style-name="Text_20_body">Adecuación a RF propuestos:</text:p>
      <text:list xml:id="list7474326347826664526" text:style-name="L8">
        <text:list-item>
          <text:p text:style-name="P6">Edición de perfil</text:p>
        </text:list-item>
        <text:list-item>
          <text:p text:style-name="P6">Listado de usuarios para administrador</text:p>
        </text:list-item>
        <text:list-item>
          <text:p text:style-name="P6">Eliminar libros del pedido</text:p>
        </text:list-item>
        <text:list-item>
          <text:p text:style-name="P6">Agrupar unidades del ped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8T00:02:35</dc:date>
    <dc:creator>Alejandro Jurado</dc:creator>
    <meta:editing-duration>PT1H23M4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2" meta:paragraph-count="35" meta:word-count="153" meta:character-count="972"/>
  </office:meta>
</office:document-meta>
</file>